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Standaard" style:master-page-name="MP0" style:family="paragraph">
      <style:paragraph-properties fo:break-before="page"/>
      <style:text-properties fo:font-size="18pt" style:font-size-asian="18pt" style:font-size-complex="18pt"/>
    </style:style>
    <style:style style:name="P2" style:parent-style-name="Standaard" style:family="paragraph">
      <style:text-properties fo:font-size="14pt" style:font-size-asian="14pt" style:font-size-complex="14pt"/>
    </style:style>
    <style:style style:name="P3" style:parent-style-name="Standaard" style:family="paragraph">
      <style:text-properties fo:font-size="14pt" style:font-size-asian="14pt" style:font-size-complex="14pt"/>
    </style:style>
    <style:style style:name="P4" style:parent-style-name="Standaard" style:family="paragraph">
      <style:text-properties fo:font-size="14pt" style:font-size-asian="14pt" style:font-size-complex="14pt"/>
    </style:style>
    <style:style style:name="T5" style:parent-style-name="Standaardalinea-lettertype" style:family="text">
      <style:text-properties fo:font-size="18pt" style:font-size-asian="18pt" style:font-size-complex="18pt"/>
    </style:style>
    <style:style style:name="P6" style:parent-style-name="Standaard" style:family="paragraph">
      <style:text-properties fo:font-size="8pt" style:font-size-asian="8pt" style:font-size-complex="8pt"/>
    </style:style>
    <style:style style:name="T7" style:parent-style-name="Standaardalinea-lettertype" style:family="text">
      <style:text-properties fo:font-size="12pt" style:font-size-asian="12pt" style:font-size-complex="12pt"/>
    </style:style>
    <style:style style:name="P8" style:parent-style-name="Standaard" style:family="paragraph">
      <style:text-properties fo:font-size="12pt" style:font-size-asian="12pt" style:font-size-complex="12pt"/>
    </style:style>
    <style:style style:name="P9" style:parent-style-name="Standaard" style:family="paragraph">
      <style:text-properties fo:font-size="12pt" style:font-size-asian="12pt" style:font-size-complex="12pt"/>
    </style:style>
    <style:style style:name="P10" style:parent-style-name="Standaard" style:family="paragraph">
      <style:text-properties fo:font-size="12pt" style:font-size-asian="12pt" style:font-size-complex="12pt"/>
    </style:style>
    <style:style style:name="P11" style:parent-style-name="Standaard" style:family="paragraph">
      <style:text-properties fo:font-size="12pt" style:font-size-asian="12pt" style:font-size-complex="12pt"/>
    </style:style>
    <style:style style:name="P12" style:parent-style-name="Standaard" style:family="paragraph">
      <style:text-properties fo:font-size="12pt" style:font-size-asian="12pt" style:font-size-complex="12pt"/>
    </style:style>
    <style:style style:name="P13" style:parent-style-name="Standaard" style:family="paragraph">
      <style:text-properties fo:font-size="12pt" style:font-size-asian="12pt" style:font-size-complex="12pt"/>
    </style:style>
    <style:style style:name="P14" style:parent-style-name="Standaard" style:family="paragraph">
      <style:text-properties fo:font-size="12pt" style:font-size-asian="12pt" style:font-size-complex="12pt"/>
    </style:style>
    <style:style style:name="P15" style:parent-style-name="Standaard" style:family="paragraph">
      <style:text-properties fo:font-size="12pt" style:font-size-asian="12pt" style:font-size-complex="12pt"/>
    </style:style>
    <style:style style:name="P16" style:parent-style-name="Standaard" style:family="paragraph">
      <style:text-properties fo:font-size="12pt" style:font-size-asian="12pt" style:font-size-complex="12pt"/>
    </style:style>
    <style:style style:name="P17" style:parent-style-name="Standaard" style:family="paragraph">
      <style:text-properties fo:font-size="12pt" style:font-size-asian="12pt" style:font-size-complex="12pt"/>
    </style:style>
    <style:style style:name="P18" style:parent-style-name="Standaard" style:family="paragraph">
      <style:text-properties fo:font-size="18pt" style:font-size-asian="18pt" style:font-size-complex="18pt"/>
    </style:style>
    <style:style style:name="P19" style:parent-style-name="Standaard" style:family="paragraph">
      <style:text-properties fo:font-size="12pt" style:font-size-asian="12pt" style:font-size-complex="12pt"/>
    </style:style>
    <style:style style:name="P20" style:parent-style-name="Standaard" style:family="paragraph">
      <style:text-properties fo:font-size="12pt" style:font-size-asian="12pt" style:font-size-complex="12pt"/>
    </style:style>
    <style:style style:name="P21" style:parent-style-name="Standaard" style:family="paragraph">
      <style:text-properties fo:font-size="12pt" style:font-size-asian="12pt" style:font-size-complex="12pt"/>
    </style:style>
    <style:style style:name="P22" style:parent-style-name="Standaard" style:family="paragraph">
      <style:text-properties fo:font-size="12pt" style:font-size-asian="12pt" style:font-size-complex="12pt"/>
    </style:style>
    <style:style style:name="P23" style:parent-style-name="Standaard" style:family="paragraph">
      <style:text-properties fo:font-size="12pt" style:font-size-asian="12pt" style:font-size-complex="12pt"/>
    </style:style>
    <style:style style:name="P24" style:parent-style-name="Standaard" style:family="paragraph">
      <style:text-properties fo:font-size="12pt" style:font-size-asian="12pt" style:font-size-complex="12pt"/>
    </style:style>
    <style:style style:name="P25" style:parent-style-name="Standaard" style:family="paragraph">
      <style:text-properties fo:font-size="12pt" style:font-size-asian="12pt" style:font-size-complex="12pt"/>
    </style:style>
    <style:style style:name="P26" style:parent-style-name="Standaard" style:family="paragraph">
      <style:text-properties fo:font-size="12pt" style:font-size-asian="12pt" style:font-size-complex="12pt"/>
    </style:style>
    <style:style style:name="P27" style:parent-style-name="Standaard" style:family="paragraph">
      <style:text-properties fo:font-size="18pt" style:font-size-asian="18pt" style:font-size-complex="18pt"/>
    </style:style>
    <style:style style:name="P28" style:parent-style-name="Standaard" style:family="paragraph">
      <style:text-properties fo:font-size="12pt" style:font-size-asian="12pt" style:font-size-complex="12pt"/>
    </style:style>
    <style:style style:name="P29" style:parent-style-name="Standaard" style:family="paragraph">
      <style:text-properties fo:font-size="12pt" style:font-size-asian="12pt" style:font-size-complex="12pt"/>
    </style:style>
    <style:style style:name="T30" style:parent-style-name="Standaardalinea-lettertype" style:family="text">
      <style:text-properties fo:font-size="12pt" style:font-size-asian="12pt" style:font-size-complex="12pt"/>
    </style:style>
    <style:style style:name="T31" style:parent-style-name="Standaardalinea-lettertype" style:family="text">
      <style:text-properties fo:font-size="12pt" style:font-size-asian="12pt" style:font-size-complex="12pt"/>
    </style:style>
    <style:style style:name="T32" style:parent-style-name="Standaardalinea-lettertype" style:family="text">
      <style:text-properties fo:font-size="12pt" style:font-size-asian="12pt" style:font-size-complex="12pt"/>
    </style:style>
    <style:style style:name="T33" style:parent-style-name="Standaardalinea-lettertype" style:family="text">
      <style:text-properties style:font-name="Calibri" style:font-name-asian="Calibri" style:font-name-complex="Calibri" fo:color="#333333"/>
    </style:style>
    <style:style style:name="T34" style:parent-style-name="Standaardalinea-lettertype" style:family="text">
      <style:text-properties style:font-name="Calibri" style:font-name-asian="Calibri" style:font-name-complex="Calibri" fo:color="#333333"/>
    </style:style>
    <style:style style:name="T35" style:parent-style-name="Standaardalinea-lettertype" style:family="text">
      <style:text-properties style:font-name="Calibri" style:font-name-asian="Calibri" style:font-name-complex="Calibri" fo:color="#333333"/>
    </style:style>
    <style:style style:name="T36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37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38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39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T40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  <style:style style:name="P41" style:parent-style-name="Standaard" style:family="paragraph">
      <style:text-properties style:font-name="Calibri" style:font-name-asian="Calibri" style:font-name-complex="Calibri" fo:color="#333333"/>
    </style:style>
    <style:style style:name="P4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6" style:parent-style-name="Standaard" style:family="paragraph">
      <style:text-properties style:font-name="Calibri" style:font-name-asian="Calibri" style:font-name-complex="Calibri" fo:color="#333333" fo:font-size="18pt" style:font-size-asian="18pt" style:font-size-complex="18pt"/>
    </style:style>
    <style:style style:name="P47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8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49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0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1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6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7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8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59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0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1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2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3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4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P65" style:parent-style-name="Standaard" style:family="paragraph">
      <style:text-properties style:font-name="Calibri" style:font-name-asian="Calibri" style:font-name-complex="Calibri" fo:color="#333333" fo:font-size="12pt" style:font-size-asian="12pt" style:font-size-complex="12pt"/>
    </style:style>
    <style:style style:name="T66" style:parent-style-name="Standaardalinea-lettertype" style:family="text">
      <style:text-properties style:font-name="Calibri" style:font-name-asian="Calibri" style:font-name-complex="Calibri" fo:color="#333333" fo:font-size="12pt" style:font-size-asian="12pt" style:font-size-complex="12pt"/>
    </style:style>
  </office:automatic-styles>
  <office:body>
    <office:text text:use-soft-page-breaks="true">
      <text:p text:style-name="P1">Internship Aram Petiet</text:p>
      <text:p text:style-name="Standaard"/>
      <text:p text:style-name="P2">Week 48-49</text:p>
      <text:p text:style-name="P3"/>
      <text:p text:style-name="P4"/>
      <text:p text:style-name="Standaard"><text:span text:style-name="T5">What is a membrane?</text:span></text:p>
      <text:p text:style-name="P6"/>
      <text:p text:style-name="Standaard"><text:span text:style-name="T7">The membrane is the biologic structure that separates the inside and the outside from the cell.</text:span></text:p>
      <text:p text:style-name="P8">The fleece of the membrane<text:s/>moves which makes it non-static.</text:p>
      <text:p text:style-name="P9">The membrane has quite alot of proteins in them and three<text:s/>main types.</text:p>
      <text:p text:style-name="P10">One is permanantly attached/part of the membrane, another is temporarily attached to the membrane<text:s/>and the last one<text:s/>are the proteins are the lipid-anchored proteins.</text:p>
      <text:p text:style-name="P11">The proteins are made by<text:s/>the combination of<text:s/>the ribosome, endoplasmic reticlum and<text:s/>golgi apparatus.</text:p>
      <text:p text:style-name="P12"/>
      <text:p text:style-name="P13">When cells are produced, they will be further transported by a special transport tube to the membrane.</text:p>
      <text:p text:style-name="P14">At the point of arrival, the proteins can perform various functions that<text:s/>could not be performed by membrane before such as let through certain substances.</text:p>
      <text:p text:style-name="P15">The process of this is called ‘facilitated diffusion’.</text:p>
      <text:p text:style-name="P16"/>
      <text:p text:style-name="P17"/>
      <text:p text:style-name="P18">DNA to protein.</text:p>
      <text:p text:style-name="P19">In the center of the membrane, there is DNA.</text:p>
      <text:p text:style-name="P20">In the DNA there is a part that serves as a message holder called<text:s/>`mRNA. The<text:s/>mRNA<text:s/>being copied<text:s/>is the first step towards the process to proteins.<text:s/>That process is called ‘transcription’.</text:p>
      <text:p text:style-name="P21">The copy is created by an special enzyme called RNA-polymerase.</text:p>
      <text:p text:style-name="P22">After the copy is made, it leaves the core of the cell, also known as the cell-nucleus.<text:s/>When it leaves, it stays in the cytoplasm where the ribisomes are located. The cytoplasm is the area between the nucleus and<text:s/>outer space of the membrane.</text:p>
      <text:p text:style-name="P23">The ribosomes bind themselves to the mRNA. They'll read the message that the mRNA holds. With every 3 “letters” the mRNA holds, a amino acid is made.</text:p>
      <text:p text:style-name="P24">The amino acids will make a chain. When the last amino acid is added to the chain, the chain will fall into<text:s/>an specific and complex shape that forms a protein.</text:p>
      <text:p text:style-name="P25"/>
      <text:p text:style-name="P26"/>
      <text:p text:style-name="P27">The SARS-CoV-2 investigation.</text:p>
      <text:p text:style-name="P28">SARS-CoV-2 is the virus strain that, when being infected by it,<text:s/>results into you getting the Novel Coronavirus.</text:p>
      <text:p text:style-name="P29">SARS-CoV-2<text:s/>uses hACE2<text:s/>entry receptor and human potease<text:s/>as<text:s/>entry activators.</text:p>
      <text:p text:style-name="Standaard"><text:span text:style-name="T30">The virus uses its spike to enter the cell. It binds itself to the human receptor (ACE2)</text:span><text:span text:style-name="T31"><text:s/>with its receptor-binding domain (RBD)</text:span><text:span text:style-name="T32"><text:s/>and is proteolyti</text:span><text:span text:style-name="T33">cally</text:span><text:span text:style-name="T34"><text:s/>activated by human proteases</text:span><text:span text:style-name="T35">.</text:span></text:p>
      <text:p text:style-name="Standaard"><text:span text:style-name="T36">SARS-CoV</text:span><text:span text:style-name="T37"><text:s/>was the pre-evolution of<text:s/></text:span><text:span text:style-name="T38">the new SARS-CoV-</text:span><text:span text:style-name="T39">2. The original one was already dangerous but the new SARS-CoV-2 is not only stronger, it is also much more<text:s/></text:span><text:span text:style-name="T40">subtle with its evasiveness.</text:span></text:p>
      <text:p text:style-name="P41"/>
      <text:p text:style-name="P42">When the virus<text:s/>hijacks<text:s/>an healthy cell, it spreads<text:s/>its own RNA to make the ribosomes produce duplicates of<text:s/>the virus. The duplicates will move to the edge of the cell so it can go out through the membrane so it can infect other cells.</text:p>
      <text:p text:style-name="P43">Just one cell can produce millions of copies that then proceed to infect other cells that can repeat the process.</text:p>
      <text:p text:style-name="P44"/>
      <text:p text:style-name="P45"/>
      <text:p text:style-name="P46">SARS-CoV-2 proteins.</text:p>
      <text:p text:style-name="P47">SARS-CoV-2 has four main structural proteins.</text:p>
      <text:p text:style-name="P48">These are the E, N, S and M proteins.</text:p>
      <text:p text:style-name="P49">The viral envolope (the outer shell) is<text:s/>formed<text:s/>by the S, E and M protein.</text:p>
      <text:p text:style-name="P50">The E protein<text:s/>forms the<text:s/>RNA genome that is located near the inner edge of the envelope.</text:p>
      <text:p text:style-name="P51">The N proteins (nucleprotein)<text:s/>is a soluble that attaches itself to the<text:s/>protein shell of the virus (viral capsid).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>Self note 1/12/2020: Form the processed information into a proper report.</text:p>
      <text:p text:style-name="Standaard"><text:span text:style-name="T66"><text:s text:c="38"/>Find out how R works for RStudi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am Petiet</meta:initial-creator>
    <dc:creator>Aram Petiet</dc:creator>
    <meta:creation-date>2020-12-01T15:03:00Z</meta:creation-date>
    <dc:date>2020-12-01T15:03:00Z</dc:date>
    <meta:template xlink:href="Normal.dotm" xlink:type="simple"/>
    <meta:editing-cycles>1</meta:editing-cycles>
    <meta:editing-duration>PT0S</meta:editing-duration>
    <meta:document-statistic meta:page-count="1" meta:paragraph-count="6" meta:word-count="493" meta:character-count="3203" meta:row-count="22" meta:non-whitespace-character-count="2716"/>
  </office:meta>
</office:document-meta>
</file>